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Epistle</text:span></text:p>
            <text:p text:style-name="P1"><text:span text:style-name="T2">1 Corinthians 1:3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384cm" svg:height="7.766cm" svg:x="1.778cm" svg:y="0.762cm">
          <draw:text-box>
            <text:p text:style-name="P4"><text:span text:style-name="T3">3</text:span><text:span text:style-name="T4">Grace to you and peace from God our Father and the Lord Jesus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384cm" svg:height="7.766cm" svg:x="1.778cm" svg:y="0.762cm">
          <draw:text-box>
            <text:p text:style-name="P4"><text:span text:style-name="T3">4</text:span><text:span text:style-name="T4">I give thanks to my God always for you because of the grace of God that was given you in Christ Jesus, </text:span><text:span text:style-name="T3">5</text:span><text:span text:style-name="T4">that in every way you were enriched in him in all speech and all knowledge—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7" draw:layer="layout" svg:width="24.384cm" svg:height="6.263cm" svg:x="1.778cm" svg:y="0.762cm">
          <draw:text-box>
            <text:p text:style-name="P4"><text:span text:style-name="T3">6</text:span><text:span text:style-name="T4">even as the testimony about Christ was confirmed among you— </text:span><text:span text:style-name="T3">7</text:span><text:span text:style-name="T4">so that you are not lacking in any spiritual gift, as you wait for the revealing of our Lord Jesus Chris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7" draw:layer="layout" svg:width="24.384cm" svg:height="6.263cm" svg:x="1.778cm" svg:y="0.762cm">
          <draw:text-box>
            <text:p text:style-name="P4"><text:span text:style-name="T3">8</text:span><text:span text:style-name="T4">who will sustain you to the end, guiltless in the day of our Lord Jesus Christ.</text:span><text:span text:style-name="T3"> 9</text:span><text:span text:style-name="T4">God is faithful, by whom you were called into the fellowship of his Son, Jesus Christ ou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0:56:14.745000000</meta:creation-date>
    <dc:date>2017-11-30T13:42:51.167000000</dc:date>
    <meta:editing-duration>PT13M30S</meta:editing-duration>
    <meta:editing-cycles>8</meta:editing-cycles>
    <meta:generator>LibreOffice/5.4.3.2$Windows_X86_64 LibreOffice_project/92a7159f7e4af62137622921e809f8546db437e5</meta:generator>
    <meta:document-statistic meta:object-count="36"/>
  </office:meta>
</office:document-meta>
</file>